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f84" officeooo:paragraph-rsid="001ad4e5"/>
    </style:style>
    <style:style style:name="P2" style:family="paragraph" style:parent-style-name="Standard">
      <style:text-properties officeooo:rsid="001ad4e5" officeooo:paragraph-rsid="001ad4e5"/>
    </style:style>
    <style:style style:name="P3" style:family="paragraph" style:parent-style-name="Standard">
      <style:text-properties officeooo:rsid="001e9622" officeooo:paragraph-rsid="001e9622"/>
    </style:style>
    <style:style style:name="P4" style:family="paragraph" style:parent-style-name="Standard">
      <style:text-properties officeooo:rsid="0020137f" officeooo:paragraph-rsid="0020137f"/>
    </style:style>
    <style:style style:name="P5" style:family="paragraph" style:parent-style-name="Standard">
      <style:text-properties officeooo:rsid="0020137f" officeooo:paragraph-rsid="0020b7d5"/>
    </style:style>
    <style:style style:name="P6" style:family="paragraph" style:parent-style-name="Standard">
      <style:text-properties officeooo:rsid="0020b4b0" officeooo:paragraph-rsid="0020b4b0"/>
    </style:style>
    <style:style style:name="P7" style:family="paragraph" style:parent-style-name="Standard">
      <style:text-properties officeooo:rsid="0020b4b0" officeooo:paragraph-rsid="0020137f"/>
    </style:style>
    <style:style style:name="P8" style:family="paragraph" style:parent-style-name="Standard">
      <style:text-properties officeooo:rsid="0020b7d5" officeooo:paragraph-rsid="0020b7d5"/>
    </style:style>
    <style:style style:name="T1" style:family="text">
      <style:text-properties officeooo:rsid="001ad4e5"/>
    </style:style>
    <style:style style:name="T2" style:family="text">
      <style:text-properties officeooo:rsid="0020b4b0"/>
    </style:style>
    <style:style style:name="T3" style:family="text">
      <style:text-properties officeooo:rsid="000a163a"/>
    </style:style>
    <style:style style:name="T4" style:family="text">
      <style:text-properties officeooo:rsid="00224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ção de Tabelas. </text:p>
      <text:p text:style-name="P1"/>
      <text:p text:style-name="P1">1° Tabela</text:p>
      <text:p text:style-name="P1"><text:bookmark-start text:name="__DdeLink__298_1115446604"/><text:s/><text:span text:style-name="T1">create table </text:span>tbl_<text:span text:style-name="T1">usuarios</text:span> (</text:p>
      <text:p text:style-name="P1"><text:s/><text:span text:style-name="T1">id</text:span>_<text:span text:style-name="T1">usuario </text:span>serial <text:span text:style-name="T1">primary key</text:span>,</text:p>
      <text:p text:style-name="P1"><text:s/><text:span text:style-name="T1">nome </text:span>varchar (<text:span text:style-name="T1">10</text:span>0) <text:span text:style-name="T1">unique not null</text:span>,</text:p>
      <text:p text:style-name="P2"><text:s/>email varchar (100) unique not null,</text:p>
      <text:p text:style-name="P2"><text:s/>senha varchar (100) not null,</text:p>
      <text:p text:style-name="P1"><text:s/><text:span text:style-name="T1">endereco varchar (100),</text:span></text:p>
      <text:p text:style-name="P1"><text:span text:style-name="T1"><text:s/>telefone varchar (14) </text:span><text:tab/></text:p>
      <text:p text:style-name="P1">)<text:bookmark-end text:name="__DdeLink__298_1115446604"/></text:p>
      <text:p text:style-name="P1"/>
      <text:p text:style-name="P3">2° Tabela</text:p>
      <text:p text:style-name="P3"><text:bookmark-start text:name="__DdeLink__51_1834362564"/>create table tbl_categorias(</text:p>
      <text:p text:style-name="P3">id_categoria serial primary key,</text:p>
      <text:p text:style-name="P3">descricao varchar (50)<text:tab/></text:p>
      <text:p text:style-name="P3">)<text:bookmark-end text:name="__DdeLink__51_1834362564"/></text:p>
      <text:p text:style-name="P3"/>
      <text:p text:style-name="P4">3°Tabela </text:p>
      <text:p text:style-name="P4"><text:bookmark-start text:name="__DdeLink__356_1834362564"/>create table tbl_produtos(</text:p>
      <text:p text:style-name="P7">id_produto serial primary key,</text:p>
      <text:p text:style-name="P8">nome_produto varchar (100),</text:p>
      <text:p text:style-name="P8">descricao_produto varchar (100),</text:p>
      <text:p text:style-name="P8">valor_produto numeric (18,2),</text:p>
      <text:p text:style-name="P8">img_produto varchar (50),</text:p>
      <text:p text:style-name="P5"><text:span text:style-name="T2">id_categoria integer not null,</text:span><text:tab/></text:p>
      <text:p text:style-name="P6"><text:span text:style-name="T3">FOREIGN KEY (</text:span>id_categoria<text:span text:style-name="T3">) REFERENCES tbl_</text:span>categorias <text:span text:style-name="T3">(id_</text:span>categoria<text:span text:style-name="T3">) ON DELETE CASCADE</text:span></text:p>
      <text:p text:style-name="P4">)<text:bookmark-end text:name="__DdeLink__356_1834362564"/></text:p>
      <text:p text:style-name="P4"/>
      <text:p text:style-name="P6">4°Ta<text:span text:style-name="T4">b</text:span>ela</text:p>
      <text:p text:style-name="P6"><text:bookmark-start text:name="__DdeLink__137_1623234798"/>create table tbl_destaques(</text:p>
      <text:p text:style-name="P6">id_destaque serial primary key,</text:p>
      <text:p text:style-name="P6">id_produto integer not null,</text:p>
      <text:p text:style-name="P6"><text:bookmark-start text:name="__DdeLink__352_1834362564"/><text:span text:style-name="T3">FOREIGN KEY (</text:span>id_produto<text:span text:style-name="T3">) REFERENCES tbl_</text:span>produtos <text:span text:style-name="T3">(id_</text:span>produto<text:span text:style-name="T3">) ON DELETE CASCADE</text:span><text:bookmark-end text:name="__DdeLink__352_1834362564"/><text:tab/></text:p>
      <text:p text:style-name="P6">)<text:bookmark-end text:name="__DdeLink__137_1623234798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6:31:41.665147484</meta:creation-date>
    <dc:date>2020-06-18T17:03:08.435227996</dc:date>
    <meta:editing-duration>PT9H38M36S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1" meta:paragraph-count="31" meta:word-count="106" meta:character-count="803" meta:non-whitespace-character-count="714"/>
  </office:meta>
</office:document-meta>
</file>